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regular" svg:font-family="'open sansregular', 'Open Sans', Arial, Helvetica, sans-serif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/>
      <style:text-properties fo:language="pt" fo:country="BR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fo:language="pt" fo:country="BR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fo:language="pt" fo:country="BR" officeooo:paragraph-rsid="0015a8b1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fo:language="pt" fo:country="BR" officeooo:rsid="0015a8b1" officeooo:paragraph-rsid="0015a8b1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fo:language="pt" fo:country="BR" officeooo:rsid="0015a8b1" officeooo:paragraph-rsid="001666af"/>
    </style:style>
    <style:style style:name="P7" style:family="paragraph" style:parent-style-name="Standard">
      <style:paragraph-properties fo:margin-top="0cm" fo:margin-bottom="0cm" loext:contextual-spacing="false"/>
      <style:text-properties fo:language="pt" fo:country="BR" officeooo:paragraph-rsid="001666af"/>
    </style:style>
    <style:style style:name="P8" style:family="paragraph" style:parent-style-name="Standard">
      <style:paragraph-properties fo:margin-top="0cm" fo:margin-bottom="0cm" loext:contextual-spacing="false"/>
      <style:text-properties officeooo:paragraph-rsid="0015a8b1"/>
    </style:style>
    <style:style style:name="P9" style:family="paragraph" style:parent-style-name="Standard">
      <style:paragraph-properties fo:margin-top="0cm" fo:margin-bottom="0cm" loext:contextual-spacing="false"/>
      <style:text-properties officeooo:paragraph-rsid="001666af"/>
    </style:style>
    <style:style style:name="P10" style:family="paragraph" style:parent-style-name="Standard" style:master-page-name="Standard">
      <style:paragraph-properties fo:margin-top="0cm" fo:margin-bottom="0cm" loext:contextual-spacing="false" style:page-number="1"/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language="pt" fo:country="BR"/>
    </style:style>
    <style:style style:name="P12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language="pt" fo:country="BR" officeooo:paragraph-rsid="0015a8b1"/>
    </style:style>
    <style:style style:name="P13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fo:language="pt" fo:country="BR"/>
    </style:style>
    <style:style style:name="P14" style:family="paragraph" style:parent-style-name="Standard" style:list-style-name="WWNum1">
      <style:paragraph-properties fo:margin-left="2.54cm" fo:margin-right="0cm" fo:margin-top="0cm" fo:margin-bottom="0cm" loext:contextual-spacing="true" fo:text-indent="-0.635cm" style:auto-text-indent="false"/>
      <style:text-properties fo:language="pt" fo:country="BR" officeooo:paragraph-rsid="0015a8b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1155cc" fo:language="pt" fo:country="BR" style:text-underline-style="solid" style:text-underline-width="auto" style:text-underline-color="font-color"/>
    </style:style>
    <style:style style:name="T4" style:family="text">
      <style:text-properties fo:color="#1155cc" fo:language="pt" fo:country="BR" style:text-underline-style="solid" style:text-underline-width="auto" style:text-underline-color="font-color" officeooo:rsid="0015a8b1"/>
    </style:style>
    <style:style style:name="T5" style:family="text">
      <style:text-properties fo:color="#1155cc" fo:language="pt" fo:country="BR" style:text-underline-style="solid" style:text-underline-width="auto" style:text-underline-color="font-color" officeooo:rsid="001666af"/>
    </style:style>
    <style:style style:name="T6" style:family="text">
      <style:text-properties fo:color="#1155cc" fo:language="pt" fo:country="BR" style:text-underline-style="solid" style:text-underline-width="auto" style:text-underline-color="font-color" fo:font-weight="bold" officeooo:rsid="0015a8b1" style:font-weight-asian="bold" style:font-weight-complex="bold"/>
    </style:style>
    <style:style style:name="T7" style:family="text">
      <style:text-properties fo:language="pt" fo:country="BR"/>
    </style:style>
    <style:style style:name="T8" style:family="text">
      <style:text-properties fo:language="pt" fo:country="BR" fo:font-weight="bold" style:font-weight-asian="bold"/>
    </style:style>
    <style:style style:name="T9" style:family="text">
      <style:text-properties fo:language="pt" fo:country="BR" officeooo:rsid="001666af"/>
    </style:style>
    <style:style style:name="T10" style:family="text">
      <style:text-properties officeooo:rsid="00159dfe"/>
    </style:style>
    <style:style style:name="T11" style:family="text">
      <style:text-properties fo:color="#800000" fo:language="pt" fo:country="BR" style:text-underline-style="none" fo:font-weight="bold" officeooo:rsid="0015a8b1" style:font-weight-asian="bold" style:font-weight-complex="bold"/>
    </style:style>
    <style:style style:name="T12" style:family="text">
      <style:text-properties officeooo:rsid="001666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ATA60 - Banco de Dados</text:p>
      <text:p text:style-name="P1"><text:span text:style-name="T2">Alunos:</text:span> Bruno Guilera, Daniel David, Rafael Sandes</text:p>
      <text:p text:style-name="P1"><text:span text:style-name="T2">Professora:</text:span> Vaninha Vieira</text:p>
      <text:p text:style-name="P2"/>
      <text:p text:style-name="Heading_20_1">A1. Especificação​ ​ do​ ​ Minimundo​​ +​​ Requisitos​ ​ Básicos​ ​ para​ ​ Gerenciamento​ ​ de​ ​ Dados​ ​ do​ ​ Sistema</text:p>
      <text:p text:style-name="P2"/>
      <text:p text:style-name="P2"/>
      <text:p text:style-name="P2"/>
      <text:p text:style-name="P3"><text:tab/>Desejamos prover um aplicativo web que gere informações de pontos turísticos e eventos, assim como, serviços de hospedagem nas cidades do Brasil voltado para os turistas internacionais. Algumas características desse sistema:</text:p>
      <text:p text:style-name="P3"/>
      <text:list xml:id="list3032382601382146046" text:style-name="WWNum1">
        <text:list-item>
          <text:p text:style-name="P11">Existem dois tipos de usuários: </text:p>
          <text:list>
            <text:list-item>
              <text:p text:style-name="P13">Cliente: Os estrangeiros interessados em conhecer o Brasil;</text:p>
            </text:list-item>
            <text:list-item>
              <text:p text:style-name="P14">Anunciantes: Empresas brasileiras que podem anunciar seus serviços de hospedagem ou fazer divulgação de eventos que irão acontecer;</text:p>
            </text:list-item>
          </text:list>
        </text:list-item>
        <text:list-item>
          <text:p text:style-name="P12">O <text:span text:style-name="T10">usuário tem acesso aos estados e cidades brasileiras que possuem dados quantitativos de chegadas internacional;</text:span></text:p>
        </text:list-item>
        <text:list-item>
          <text:p text:style-name="P12"><text:span text:style-name="T10">Ao usuário são mostradas as 10 cidades mais visitadas por todos os estrangeiros;</text:span></text:p>
        </text:list-item>
        <text:list-item>
          <text:p text:style-name="P12"><text:span text:style-name="T10">Ao cliente são exibidas as cidades mais visitadas pelos turistas da mesma nacionalidade do cliente;</text:span></text:p>
        </text:list-item>
        <text:list-item>
          <text:p text:style-name="P12"><text:span text:style-name="T10">Ao usuário são exibidas as 10 nacionalidades de turistas estrangeiros que mais visitam o Brasil;</text:span></text:p>
        </text:list-item>
        <text:list-item>
          <text:p text:style-name="P12">Ao usuário é possível fazer comentários nos eventos, serviços de hospedagens e pontos turísticos.</text:p>
        </text:list-item>
      </text:list>
      <text:p text:style-name="P2"/>
      <text:p text:style-name="P2"/>
      <text:p text:style-name="P8"><text:span text:style-name="T8">Base de dados:</text:span><text:span text:style-name="T7"> Chegada de Turistas Internacionais.</text:span></text:p>
      <text:p text:style-name="P8"><text:span text:style-name="T11">Link:</text:span><text:span text:style-name="T6"> </text:span><text:a xlink:type="simple" xlink:href="http://dados.turismo.gov.br/chegada-de-turistas-internacionais" text:style-name="Internet_20_link" text:visited-style-name="Visited_20_Internet_20_Link"><text:span text:style-name="T3">http://dados.turismo.gov.br/chegada-de-turistas-internacionais</text:span></text:a></text:p>
      <text:p text:style-name="P3"><text:span text:style-name="T1">Descrição:</text:span> Dados sobre a chegada de turistas internacionais não residentes ao Brasil de 1989 até 2016.</text:p>
      <text:p text:style-name="P5"><text:span text:style-name="T2">Variáveis Extraidas:</text:span> País de origem, UF de destino, <text:span text:style-name="T12">código da UF, </text:span>cidade de destino, <text:s text:c="3"/><text:tab/><text:tab/><text:tab/> ano de chegada, mês de chegada, quantidade de turistas.</text:p>
      <text:p text:style-name="P2"><text:span text:style-name="T1">Formato: </text:span>csv</text:p>
      <text:p text:style-name="P2"/>
      <text:p text:style-name="P8"><text:span text:style-name="T8">Base de dados:</text:span><text:span text:style-name="T7"> </text:span><text:span text:style-name="T9">Categorização</text:span><text:span text:style-name="T7">.</text:span></text:p>
      <text:p text:style-name="P9"><text:span text:style-name="T11">Link: </text:span><text:span text:style-name="T5">http://dados.turismo.gov.br/categorizacao</text:span></text:p>
      <text:p text:style-name="P4"><text:span text:style-name="T1">Descrição:</text:span> Dados sobre a chegada de turistas internacionais não residentes ao Brasil de 1989 até 2016.</text:p>
      <text:p text:style-name="P6"><text:span text:style-name="T2">Variáveis Extraidas:</text:span> <text:span text:style-name="T12">Cidades (Classe A e B).</text:span></text:p>
      <text:p text:style-name="P7"><text:span text:style-name="T1">Formato: </text:span>cs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regular" svg:font-family="'open sansregular', 'Open Sans', Arial, Helvetica, sans-serif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16T16:42:32.807794053</dc:date>
    <meta:editing-duration>PT8M59S</meta:editing-duration>
    <meta:editing-cycles>1</meta:editing-cycles>
    <meta:document-statistic meta:table-count="0" meta:image-count="0" meta:object-count="0" meta:page-count="1" meta:paragraph-count="23" meta:word-count="241" meta:character-count="1773" meta:non-whitespace-character-count="1450"/>
  </office:meta>
</office:document-meta>
</file>